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4mm" svg:x="249.45mm" svg:y="4.56mm">
            <draw:object draw:notify-on-update-of-ranges="Foglio1.E3:Foglio1.E3 Foglio1.E4:Foglio1.E7 Foglio1.F3:Foglio1.F3 Foglio1.F4:Foglio1.F7 Foglio1.F9:Foglio1.F9 Foglio1.F10:Foglio1.F13 Foglio1.E10:Foglio1.E13 Foglio1.F15:Foglio1.F15 Foglio1.F16:Foglio1.F19 Foglio1.E16:Foglio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50.02mm" svg:y="108.89mm">
            <draw:object draw:notify-on-update-of-ranges="Foglio1.E27:Foglio1.E30 Foglio1.F26:Foglio1.F26 Foglio1.F27:Foglio1.F30 Foglio1.E33:Foglio1.E36 Foglio1.F32:Foglio1.F32 Foglio1.F33:Foglio1.F36 Foglio1.E39:Foglio1.E42 Foglio1.F38:Foglio1.F38 Foglio1.F39:Foglio1.F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250.02mm" svg:y="208.22mm">
            <draw:object draw:notify-on-update-of-ranges="Foglio1.E49:Foglio1.E52 Foglio1.F48:Foglio1.F48 Foglio1.F49:Foglio1.F52 Foglio1.E55:Foglio1.E58 Foglio1.F54:Foglio1.F54 Foglio1.F55:Foglio1.F58 Foglio1.E61:Foglio1.E64 Foglio1.F60:Foglio1.F60 Foglio1.F61:Foglio1.F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250.02mm" svg:y="316.08mm">
            <draw:object draw:notify-on-update-of-ranges="Foglio1.E72:Foglio1.E75 Foglio1.F71:Foglio1.F71 Foglio1.F72:Foglio1.F75 Foglio1.E78:Foglio1.E81 Foglio1.F77:Foglio1.F77 Foglio1.F78:Foglio1.F81 Foglio1.E84:Foglio1.E87 Foglio1.F83:Foglio1.F83 Foglio1.F84:Foglio1.F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8mm" svg:height="90.04mm" svg:x="251.11mm" svg:y="416.22mm">
            <draw:object draw:notify-on-update-of-ranges="Foglio1.F93:Foglio1.F93 Foglio1.F94:Foglio1.F97 Foglio1.E94:Foglio1.E97 Foglio1.F99:Foglio1.F99 Foglio1.F100:Foglio1.F103 Foglio1.E100:Foglio1.E103 Foglio1.F105:Foglio1.F105 Foglio1.F106:Foglio1.F109 Foglio1.E106:Foglio1.E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ce2"/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 office:value-type="string" calcext:value-type="string">
            <text:p>Relazione t esecuzione – n processori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wave_normal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4:.I4]))" office:value-type="float" office:value="2.33333333333333" calcext:value-type="float">
            <text:p>2,333333333333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5:.I5]))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6:.I6]))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7:.I7]))" office:value-type="float" office:value="5.66666666666667" calcext:value-type="float">
            <text:p>5,666666666666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<text:s/>wave_o2 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10:.I10]))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11:.I11]))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12:.I12]))" office:value-type="float" office:value="7.33333333333333" calcext:value-type="float">
            <text:p>7,333333333333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13:.I13]))" office:value-type="float" office:value="18.3333333333333" calcext:value-type="float">
            <text:p>18,333333333333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wave_o3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16:.I16]))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17:.I17]))" office:value-type="float" office:value="10.3333333333333" calcext:value-type="float">
            <text:p>10,333333333333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18:.I18]))" office:value-type="float" office:value="7.66666666666667" calcext:value-type="float">
            <text:p>7,666666666666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19:.I19]))" office:value-type="float" office:value="7.33333333333333" calcext:value-type="float">
            <text:p>7,333333333333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 office:value-type="string" calcext:value-type="string">
            <text:p>Relazione t esecuzione – dim inpu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dim input</text:p>
          </table:table-cell>
          <table:table-cell office:value-type="string" calcext:value-type="string">
            <text:p>wave_normal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27:.I27]))" office:value-type="float" office:value="2.33333333333333" calcext:value-type="float">
            <text:p>2,333333333333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28:.I28]))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29:.I29]))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30:.I30]))" office:value-type="float" office:value="5.66666666666667" calcext:value-type="float">
            <text:p>5,666666666666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dim input</text:p>
          </table:table-cell>
          <table:table-cell office:value-type="string" calcext:value-type="string">
            <text:p><text:s/>wave_o2 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33:.I33]))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34:.I34]))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35:.I35]))" office:value-type="float" office:value="7.33333333333333" calcext:value-type="float">
            <text:p>7,333333333333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36:.I36]))" office:value-type="float" office:value="18.3333333333333" calcext:value-type="float">
            <text:p>18,333333333333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dim input</text:p>
          </table:table-cell>
          <table:table-cell office:value-type="string" calcext:value-type="string">
            <text:p>wave_o3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39:.I39]))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40:.I40]))" office:value-type="float" office:value="10.3333333333333" calcext:value-type="float">
            <text:p>10,333333333333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41:.I41]))" office:value-type="float" office:value="7.66666666666667" calcext:value-type="float">
            <text:p>7,666666666666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42:.I42]))" office:value-type="float" office:value="7.33333333333333" calcext:value-type="float">
            <text:p>7,333333333333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 office:value-type="string" calcext:value-type="string">
            <text:p>Relazione t comunicazione – n processori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wave_normal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49:.I49]))" office:value-type="float" office:value="2.33333333333333" calcext:value-type="float">
            <text:p>2,333333333333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50:.I50]))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51:.I51]))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52:.I52]))" office:value-type="float" office:value="5.66666666666667" calcext:value-type="float">
            <text:p>5,666666666666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<text:s/>wave_o2 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55:.I55]))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56:.I56]))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57:.I57]))" office:value-type="float" office:value="7.33333333333333" calcext:value-type="float">
            <text:p>7,333333333333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58:.I58]))" office:value-type="float" office:value="18.3333333333333" calcext:value-type="float">
            <text:p>18,333333333333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wave_o3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SUM(AVERAGE([.G61:.I61]))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UM(AVERAGE([.G62:.I62]))" office:value-type="float" office:value="10.3333333333333" calcext:value-type="float">
            <text:p>10,333333333333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SUM(AVERAGE([.G63:.I63]))" office:value-type="float" office:value="7.66666666666667" calcext:value-type="float">
            <text:p>7,666666666666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SUM(AVERAGE([.G64:.I64]))" office:value-type="float" office:value="7.33333333333333" calcext:value-type="float">
            <text:p>7,333333333333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 office:value-type="string" calcext:value-type="string">
            <text:p>Relazione t esecuzione/ t <text:s/>comunicazione – n processori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wave_normale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[.F4]/[.F49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[.F5]/[.F50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[.F6]/[.F51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[.F7]/[.F52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<text:s/>wave_o2 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[.F10]/[.F55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[.F11]/[.F56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[.F12]/[.F57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[.F13]/[.F58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 processori</text:p>
          </table:table-cell>
          <table:table-cell office:value-type="string" calcext:value-type="string">
            <text:p>wave_o3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[.F16]/[.F39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[.F17]/[.F40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[.F18]/[.F41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[.F19]/[.F42])" office:value-type="float" office:value="1" calcext:value-type="float">
            <text:p>1</text:p>
          </table:table-cell>
          <table:table-cell table:style-name="ce2" table:number-columns-repeated="3"/>
          <table:table-cell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ce2" office:value-type="string" calcext:value-type="string">
            <text:p>Speedup=(t esecuzione con 1 processore/t esecuzione con X processori)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x processori</text:p>
          </table:table-cell>
          <table:table-cell office:value-type="string" calcext:value-type="string">
            <text:p>wave_normale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[.F4]/[.H114])" office:value-type="float" office:value="0.194444444444444" calcext:value-type="float">
            <text:p>0,19444444444444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[.F5]/[.H114])" office:value-type="float" office:value="0.333333333333333" calcext:value-type="float">
            <text:p>0,333333333333333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[.F6]/[.H114])" office:value-type="float" office:value="0.583333333333333" calcext:value-type="float">
            <text:p>0,583333333333333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[.F7]/[.H114])" office:value-type="float" office:value="0.472222222222222" calcext:value-type="float">
            <text:p>0,472222222222222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x processori</text:p>
          </table:table-cell>
          <table:table-cell office:value-type="string" calcext:value-type="string">
            <text:p>wave_o2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[.F10]/[.H114])" office:value-type="float" office:value="0.333333333333333" calcext:value-type="float">
            <text:p>0,333333333333333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[.F11]/[.H114])" office:value-type="float" office:value="0.583333333333333" calcext:value-type="float">
            <text:p>0,583333333333333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[.F12]/[.H114])" office:value-type="float" office:value="0.611111111111111" calcext:value-type="float">
            <text:p>0,611111111111111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[.F13]/[.H114])" office:value-type="float" office:value="1.52777777777778" calcext:value-type="float">
            <text:p>1,52777777777778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x processori</text:p>
          </table:table-cell>
          <table:table-cell office:value-type="string" calcext:value-type="string">
            <text:p>wave_o3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[.F16]/[.H114])" office:value-type="float" office:value="0.416666666666667" calcext:value-type="float">
            <text:p>0,416666666666667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[.F17]/[.H114])" office:value-type="float" office:value="0.861111111111111" calcext:value-type="float">
            <text:p>0,861111111111111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[.F18]/[.H114])" office:value-type="float" office:value="0.638888888888889" calcext:value-type="float">
            <text:p>0,638888888888889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[.F19]/[.H114])" office:value-type="float" office:value="0.611111111111111" calcext:value-type="float">
            <text:p>0,611111111111111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ce2" office:value-type="string" calcext:value-type="string">
            <text:p>tempo d’esecuzione con 1 processore</text:p>
          </table:table-cell>
          <table:table-cell table:style-name="ce3" table:number-columns-repeated="3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media tempi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AVERAGE([.E114:.G114]))" office:value-type="float" office:value="12" calcext:value-type="float">
            <text:p>12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34:48.327504228</meta:creation-date>
    <dc:date>2019-06-13T18:27:15.292337771</dc:date>
    <meta:editing-duration>PT34M38S</meta:editing-duration>
    <meta:editing-cycles>10</meta:editing-cycles>
    <meta:generator>LibreOffice/6.0.7.3$Linux_X86_64 LibreOffice_project/00m0$Build-3</meta:generator>
    <meta:document-statistic meta:table-count="1" meta:cell-count="2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58cm" svg:y="3.705cm" style:legend-expansion="high" chart:style-name="ch2"/>
        <chart:plot-area chart:style-name="ch3" table:cell-range-address="Foglio1.E3:Foglio1.F7 Foglio1.F9:Foglio1.F13 Foglio1.F15:Foglio1.F19" chart:data-source-has-labels="row" svg:x="1.33cm" svg:y="0.18cm" svg:width="10.809cm" svg:height="7.664cm">
          <chartooo:coordinate-region svg:x="1.766cm" svg:y="0.38cm" svg:width="10.001cm" svg:height="6.817cm"/>
          <chart:axis chart:dimension="x" chart:name="primary-x" chart:style-name="ch4">
            <chart:title svg:x="5.327cm" svg:y="8.024cm" chart:style-name="ch5">
              <text:p>numero processori</text:p>
            </chart:title>
          </chart:axis>
          <chart:axis chart:dimension="y" chart:name="primary-y" chart:style-name="ch6">
            <chart:title svg:x="0.451cm" svg:y="5.511cm" chart:style-name="ch7">
              <text:p>tempo d'esecuzione</text:p>
            </chart:title>
            <chart:grid chart:style-name="ch8" chart:class="major"/>
          </chart:axis>
          <chart:series chart:style-name="ch9" chart:values-cell-range-address="Foglio1.F4:Foglio1.F7" chart:label-cell-address="Foglio1.F3:Foglio1.F3" chart:class="chart:scatter">
            <chart:domain table:cell-range-address="Foglio1.E4:Foglio1.E7"/>
            <chart:data-point chart:repeated="4"/>
          </chart:series>
          <chart:series chart:style-name="ch10" chart:values-cell-range-address="Foglio1.F10:Foglio1.F13" chart:label-cell-address="Foglio1.F9:Foglio1.F9" chart:class="chart:scatter">
            <chart:domain table:cell-range-address="Foglio1.E10:Foglio1.E13"/>
            <chart:data-point chart:repeated="4"/>
          </chart:series>
          <chart:series chart:style-name="ch11" chart:values-cell-range-address="Foglio1.F16:Foglio1.F19" chart:label-cell-address="Foglio1.F15:Foglio1.F15" chart:class="chart:scatter">
            <chart:domain table:cell-range-address="Foglio1.E16:Foglio1.E19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wave_normale</text:p>
                <draw:g>
                  <svg:desc>Foglio1.F3:Foglio1.F3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 wave_o2 </text:p>
                <draw:g>
                  <svg:desc>Foglio1.F9:Foglio1.F9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wave_o3</text:p>
                <draw:g>
                  <svg:desc>Foglio1.F15:Foglio1.F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E4:Foglio1.E7</svg:desc>
                </draw:g>
              </table:table-cell>
              <table:table-cell office:value-type="float" office:value="2.33333333333333">
                <text:p>2.33333333333333</text:p>
                <draw:g>
                  <svg:desc>Foglio1.F4:Foglio1.F7</svg:desc>
                </draw:g>
              </table:table-cell>
              <table:table-cell office:value-type="float" office:value="4">
                <text:p>4</text:p>
                <draw:g>
                  <svg:desc>Foglio1.E10:Foglio1.E13</svg:desc>
                </draw:g>
              </table:table-cell>
              <table:table-cell office:value-type="float" office:value="4">
                <text:p>4</text:p>
                <draw:g>
                  <svg:desc>Foglio1.F10:Foglio1.F13</svg:desc>
                </draw:g>
              </table:table-cell>
              <table:table-cell office:value-type="float" office:value="4">
                <text:p>4</text:p>
                <draw:g>
                  <svg:desc>Foglio1.E16:Foglio1.E19</svg:desc>
                </draw:g>
              </table:table-cell>
              <table:table-cell office:value-type="float" office:value="5">
                <text:p>5</text:p>
                <draw:g>
                  <svg:desc>Foglio1.F16:Foglio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6">
                <text:p>1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32">
                <text:p>32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32">
                <text:p>32</text:p>
              </table:table-cell>
              <table:table-cell office:value-type="float" office:value="7.33333333333333">
                <text:p>7.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58cm" svg:y="3.705cm" style:legend-expansion="high" chart:style-name="ch2"/>
        <chart:plot-area chart:style-name="ch3" table:cell-range-address="Foglio1.E27:Foglio1.F30 Foglio1.F26:Foglio1.F26 Foglio1.F32:Foglio1.F36 Foglio1.F38:Foglio1.F42" chart:data-source-has-labels="row" svg:x="1.33cm" svg:y="0.18cm" svg:width="10.809cm" svg:height="7.664cm">
          <chartooo:coordinate-region svg:x="1.766cm" svg:y="0.38cm" svg:width="10.001cm" svg:height="6.817cm"/>
          <chart:axis chart:dimension="x" chart:name="primary-x" chart:style-name="ch4">
            <chart:title svg:x="5.433cm" svg:y="8.024cm" chart:style-name="ch5">
              <text:p>dimensione input</text:p>
            </chart:title>
          </chart:axis>
          <chart:axis chart:dimension="y" chart:name="primary-y" chart:style-name="ch4">
            <chart:title svg:x="0.451cm" svg:y="5.511cm" chart:style-name="ch6">
              <text:p>tempo d'esecuzione</text:p>
            </chart:title>
            <chart:grid chart:style-name="ch7" chart:class="major"/>
          </chart:axis>
          <chart:series chart:style-name="ch8" chart:values-cell-range-address="Foglio1.F27:Foglio1.F30" chart:label-cell-address="Foglio1.F26:Foglio1.F26" chart:class="chart:scatter">
            <chart:domain table:cell-range-address="Foglio1.E27:Foglio1.E30"/>
            <chart:data-point chart:repeated="4"/>
          </chart:series>
          <chart:series chart:style-name="ch9" chart:values-cell-range-address="Foglio1.F33:Foglio1.F36" chart:label-cell-address="Foglio1.F32:Foglio1.F32" chart:class="chart:scatter">
            <chart:domain table:cell-range-address="Foglio1.E33:Foglio1.E36"/>
            <chart:data-point chart:repeated="4"/>
          </chart:series>
          <chart:series chart:style-name="ch10" chart:values-cell-range-address="Foglio1.F39:Foglio1.F42" chart:label-cell-address="Foglio1.F38:Foglio1.F38" chart:class="chart:scatter">
            <chart:domain table:cell-range-address="Foglio1.E39:Foglio1.E4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wave_normale</text:p>
                <draw:g>
                  <svg:desc>Foglio1.F26:Foglio1.F26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 wave_o2 </text:p>
                <draw:g>
                  <svg:desc>Foglio1.F32:Foglio1.F32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wave_o3</text:p>
                <draw:g>
                  <svg:desc>Foglio1.F38:Foglio1.F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E27:Foglio1.E30</svg:desc>
                </draw:g>
              </table:table-cell>
              <table:table-cell office:value-type="float" office:value="2.33333333333333">
                <text:p>2.33333333333333</text:p>
                <draw:g>
                  <svg:desc>Foglio1.F27:Foglio1.F30</svg:desc>
                </draw:g>
              </table:table-cell>
              <table:table-cell office:value-type="float" office:value="4">
                <text:p>4</text:p>
                <draw:g>
                  <svg:desc>Foglio1.E33:Foglio1.E36</svg:desc>
                </draw:g>
              </table:table-cell>
              <table:table-cell office:value-type="float" office:value="4">
                <text:p>4</text:p>
                <draw:g>
                  <svg:desc>Foglio1.F33:Foglio1.F36</svg:desc>
                </draw:g>
              </table:table-cell>
              <table:table-cell office:value-type="float" office:value="4">
                <text:p>4</text:p>
                <draw:g>
                  <svg:desc>Foglio1.E39:Foglio1.E42</svg:desc>
                </draw:g>
              </table:table-cell>
              <table:table-cell office:value-type="float" office:value="5">
                <text:p>5</text:p>
                <draw:g>
                  <svg:desc>Foglio1.F39:Foglio1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6">
                <text:p>1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32">
                <text:p>32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32">
                <text:p>32</text:p>
              </table:table-cell>
              <table:table-cell office:value-type="float" office:value="7.33333333333333">
                <text:p>7.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58cm" svg:y="3.705cm" style:legend-expansion="high" chart:style-name="ch2"/>
        <chart:plot-area chart:style-name="ch3" table:cell-range-address="Foglio1.E49:Foglio1.F52 Foglio1.F48:Foglio1.F48 Foglio1.F54:Foglio1.F58 Foglio1.F60:Foglio1.F64" chart:data-source-has-labels="row" svg:x="1.33cm" svg:y="0.18cm" svg:width="10.809cm" svg:height="7.664cm">
          <chartooo:coordinate-region svg:x="1.766cm" svg:y="0.38cm" svg:width="10.001cm" svg:height="6.817cm"/>
          <chart:axis chart:dimension="x" chart:name="primary-x" chart:style-name="ch4">
            <chart:title svg:x="5.327cm" svg:y="8.024cm" chart:style-name="ch5">
              <text:p>numero processori</text:p>
            </chart:title>
          </chart:axis>
          <chart:axis chart:dimension="y" chart:name="primary-y" chart:style-name="ch4">
            <chart:title svg:x="0.451cm" svg:y="5.829cm" chart:style-name="ch6">
              <text:p>tempo di comunicazione</text:p>
            </chart:title>
            <chart:grid chart:style-name="ch7" chart:class="major"/>
          </chart:axis>
          <chart:series chart:style-name="ch8" chart:values-cell-range-address="Foglio1.F49:Foglio1.F52" chart:label-cell-address="Foglio1.F48:Foglio1.F48" chart:class="chart:scatter">
            <chart:domain table:cell-range-address="Foglio1.E49:Foglio1.E52"/>
            <chart:data-point chart:repeated="4"/>
          </chart:series>
          <chart:series chart:style-name="ch9" chart:values-cell-range-address="Foglio1.F55:Foglio1.F58" chart:label-cell-address="Foglio1.F54:Foglio1.F54" chart:class="chart:scatter">
            <chart:domain table:cell-range-address="Foglio1.E55:Foglio1.E58"/>
            <chart:data-point chart:repeated="4"/>
          </chart:series>
          <chart:series chart:style-name="ch10" chart:values-cell-range-address="Foglio1.F61:Foglio1.F64" chart:label-cell-address="Foglio1.F60:Foglio1.F60" chart:class="chart:scatter">
            <chart:domain table:cell-range-address="Foglio1.E61:Foglio1.E64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wave_normale</text:p>
                <draw:g>
                  <svg:desc>Foglio1.F48:Foglio1.F48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 wave_o2 </text:p>
                <draw:g>
                  <svg:desc>Foglio1.F54:Foglio1.F54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wave_o3</text:p>
                <draw:g>
                  <svg:desc>Foglio1.F60:Foglio1.F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E49:Foglio1.E52</svg:desc>
                </draw:g>
              </table:table-cell>
              <table:table-cell office:value-type="float" office:value="2.33333333333333">
                <text:p>2.33333333333333</text:p>
                <draw:g>
                  <svg:desc>Foglio1.F49:Foglio1.F52</svg:desc>
                </draw:g>
              </table:table-cell>
              <table:table-cell office:value-type="float" office:value="4">
                <text:p>4</text:p>
                <draw:g>
                  <svg:desc>Foglio1.E55:Foglio1.E58</svg:desc>
                </draw:g>
              </table:table-cell>
              <table:table-cell office:value-type="float" office:value="4">
                <text:p>4</text:p>
                <draw:g>
                  <svg:desc>Foglio1.F55:Foglio1.F58</svg:desc>
                </draw:g>
              </table:table-cell>
              <table:table-cell office:value-type="float" office:value="4">
                <text:p>4</text:p>
                <draw:g>
                  <svg:desc>Foglio1.E61:Foglio1.E64</svg:desc>
                </draw:g>
              </table:table-cell>
              <table:table-cell office:value-type="float" office:value="5">
                <text:p>5</text:p>
                <draw:g>
                  <svg:desc>Foglio1.F61:Foglio1.F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6">
                <text:p>1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32">
                <text:p>32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32">
                <text:p>32</text:p>
              </table:table-cell>
              <table:table-cell office:value-type="float" office:value="7.33333333333333">
                <text:p>7.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58cm" svg:y="3.705cm" style:legend-expansion="high" chart:style-name="ch2"/>
        <chart:plot-area chart:style-name="ch3" table:cell-range-address="Foglio1.E72:Foglio1.F75 Foglio1.F71:Foglio1.F71 Foglio1.F77:Foglio1.F81 Foglio1.F83:Foglio1.F87" chart:data-source-has-labels="row" svg:x="1.33cm" svg:y="0.18cm" svg:width="10.809cm" svg:height="7.664cm">
          <chartooo:coordinate-region svg:x="2.057cm" svg:y="0.38cm" svg:width="9.895cm" svg:height="6.817cm"/>
          <chart:axis chart:dimension="x" chart:name="primary-x" chart:style-name="ch4">
            <chart:title svg:x="5.327cm" svg:y="8.024cm" chart:style-name="ch5">
              <text:p>numero processori</text:p>
            </chart:title>
          </chart:axis>
          <chart:axis chart:dimension="y" chart:name="primary-y" chart:style-name="ch4">
            <chart:title svg:x="0.451cm" svg:y="7.178cm" chart:style-name="ch6">
              <text:p>tempo d'esecuzione/ tempo comunicazione</text:p>
            </chart:title>
            <chart:grid chart:style-name="ch7" chart:class="major"/>
          </chart:axis>
          <chart:series chart:style-name="ch8" chart:values-cell-range-address="Foglio1.F72:Foglio1.F75" chart:label-cell-address="Foglio1.F71:Foglio1.F71" chart:class="chart:scatter">
            <chart:domain table:cell-range-address="Foglio1.E72:Foglio1.E75"/>
            <chart:data-point chart:repeated="4"/>
          </chart:series>
          <chart:series chart:style-name="ch9" chart:values-cell-range-address="Foglio1.F78:Foglio1.F81" chart:label-cell-address="Foglio1.F77:Foglio1.F77" chart:class="chart:scatter">
            <chart:domain table:cell-range-address="Foglio1.E78:Foglio1.E81"/>
            <chart:data-point chart:repeated="4"/>
          </chart:series>
          <chart:series chart:style-name="ch10" chart:values-cell-range-address="Foglio1.F84:Foglio1.F87" chart:label-cell-address="Foglio1.F83:Foglio1.F83" chart:class="chart:scatter">
            <chart:domain table:cell-range-address="Foglio1.E84:Foglio1.E8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wave_normale</text:p>
                <draw:g>
                  <svg:desc>Foglio1.F71:Foglio1.F71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 wave_o2 </text:p>
                <draw:g>
                  <svg:desc>Foglio1.F77:Foglio1.F77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wave_o3</text:p>
                <draw:g>
                  <svg:desc>Foglio1.F83:Foglio1.F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E72:Foglio1.E75</svg:desc>
                </draw:g>
              </table:table-cell>
              <table:table-cell office:value-type="float" office:value="1">
                <text:p>1</text:p>
                <draw:g>
                  <svg:desc>Foglio1.F72:Foglio1.F75</svg:desc>
                </draw:g>
              </table:table-cell>
              <table:table-cell office:value-type="float" office:value="4">
                <text:p>4</text:p>
                <draw:g>
                  <svg:desc>Foglio1.E78:Foglio1.E81</svg:desc>
                </draw:g>
              </table:table-cell>
              <table:table-cell office:value-type="float" office:value="1">
                <text:p>1</text:p>
                <draw:g>
                  <svg:desc>Foglio1.F78:Foglio1.F81</svg:desc>
                </draw:g>
              </table:table-cell>
              <table:table-cell office:value-type="float" office:value="4">
                <text:p>4</text:p>
                <draw:g>
                  <svg:desc>Foglio1.E84:Foglio1.E87</svg:desc>
                </draw:g>
              </table:table-cell>
              <table:table-cell office:value-type="float" office:value="1">
                <text:p>1</text:p>
                <draw:g>
                  <svg:desc>Foglio1.F84:Foglio1.F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2.459cm" svg:y="3.705cm" style:legend-expansion="high" chart:style-name="ch2"/>
        <chart:plot-area chart:style-name="ch3" table:cell-range-address="Foglio1.E94:Foglio1.F97 Foglio1.F93:Foglio1.F93 Foglio1.F99:Foglio1.F103 Foglio1.F105:Foglio1.F109" chart:data-source-has-labels="row" svg:x="1.33cm" svg:y="0.18cm" svg:width="10.81cm" svg:height="7.664cm">
          <chartooo:coordinate-region svg:x="2.057cm" svg:y="0.38cm" svg:width="9.896cm" svg:height="6.817cm"/>
          <chart:axis chart:dimension="x" chart:name="primary-x" chart:style-name="ch4">
            <chart:title svg:x="5.328cm" svg:y="8.024cm" chart:style-name="ch5">
              <text:p>numero processori</text:p>
            </chart:title>
          </chart:axis>
          <chart:axis chart:dimension="y" chart:name="primary-y" chart:style-name="ch4">
            <chart:title svg:x="0.451cm" svg:y="4.704cm" chart:style-name="ch6">
              <text:p>speedup</text:p>
            </chart:title>
            <chart:grid chart:style-name="ch7" chart:class="major"/>
          </chart:axis>
          <chart:series chart:style-name="ch8" chart:values-cell-range-address="Foglio1.F94:Foglio1.F97" chart:label-cell-address="Foglio1.F93:Foglio1.F93" chart:class="chart:scatter">
            <chart:domain table:cell-range-address="Foglio1.E94:Foglio1.E97"/>
            <chart:data-point chart:repeated="4"/>
          </chart:series>
          <chart:series chart:style-name="ch9" chart:values-cell-range-address="Foglio1.F100:Foglio1.F103" chart:label-cell-address="Foglio1.F99:Foglio1.F99" chart:class="chart:scatter">
            <chart:domain table:cell-range-address="Foglio1.E100:Foglio1.E103"/>
            <chart:data-point chart:repeated="4"/>
          </chart:series>
          <chart:series chart:style-name="ch10" chart:values-cell-range-address="Foglio1.F106:Foglio1.F109" chart:label-cell-address="Foglio1.F105:Foglio1.F105" chart:class="chart:scatter">
            <chart:domain table:cell-range-address="Foglio1.E106:Foglio1.E109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wave_normale</text:p>
                <draw:g>
                  <svg:desc>Foglio1.F93:Foglio1.F93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wave_o2</text:p>
                <draw:g>
                  <svg:desc>Foglio1.F99:Foglio1.F99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wave_o3</text:p>
                <draw:g>
                  <svg:desc>Foglio1.F105:Foglio1.F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E94:Foglio1.E97</svg:desc>
                </draw:g>
              </table:table-cell>
              <table:table-cell office:value-type="float" office:value="0.194444444444444">
                <text:p>0.194444444444444</text:p>
                <draw:g>
                  <svg:desc>Foglio1.F94:Foglio1.F97</svg:desc>
                </draw:g>
              </table:table-cell>
              <table:table-cell office:value-type="float" office:value="4">
                <text:p>4</text:p>
                <draw:g>
                  <svg:desc>Foglio1.E100:Foglio1.E103</svg:desc>
                </draw:g>
              </table:table-cell>
              <table:table-cell office:value-type="float" office:value="0.333333333333333">
                <text:p>0.333333333333333</text:p>
                <draw:g>
                  <svg:desc>Foglio1.F100:Foglio1.F103</svg:desc>
                </draw:g>
              </table:table-cell>
              <table:table-cell office:value-type="float" office:value="4">
                <text:p>4</text:p>
                <draw:g>
                  <svg:desc>Foglio1.E106:Foglio1.E109</svg:desc>
                </draw:g>
              </table:table-cell>
              <table:table-cell office:value-type="float" office:value="0.416666666666667">
                <text:p>0.416666666666667</text:p>
                <draw:g>
                  <svg:desc>Foglio1.F106:Foglio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">
                <text:p>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8">
                <text:p>8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6">
                <text:p>16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16">
                <text:p>16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32">
                <text:p>32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32">
                <text:p>32</text:p>
              </table:table-cell>
              <table:table-cell office:value-type="float" office:value="0.611111111111111">
                <text:p>0.6111111111111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